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hitespaceCollapser.WhitespaceCollapser( RtfContainer 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hitespaceCollapser.processText( RtfText t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hitespaceCollapser.processString( String tx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WhitespaceCollapser.processString( RtfString t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